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language="hu" fo:country="HU" style:language-complex="ar" style:country-complex="SA"/>
    </style:style>
    <style:style style:name="P3" style:family="paragraph" style:parent-style-name="Standard">
      <style:text-properties fo:language="hu" fo:country="HU" officeooo:rsid="000d184c" style:language-complex="ar" style:country-complex="SA"/>
    </style:style>
    <style:style style:name="P4" style:family="paragraph" style:parent-style-name="Standard">
      <style:text-properties fo:language="hu" fo:country="HU" officeooo:rsid="0007ec75" officeooo:paragraph-rsid="0007ec75" style:language-complex="ar" style:country-complex="SA"/>
    </style:style>
    <style:style style:name="P5" style:family="paragraph" style:parent-style-name="Standard">
      <style:text-properties fo:language="hu" fo:country="HU" officeooo:rsid="0008e030" officeooo:paragraph-rsid="0008e030" style:language-complex="ar" style:country-complex="SA"/>
    </style:style>
    <style:style style:name="P6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hu" fo:country="HU" officeooo:rsid="0007ec75" officeooo:paragraph-rsid="0007ec75" style:language-complex="ar" style:country-complex="SA"/>
    </style:style>
    <style:style style:name="P7" style:family="paragraph" style:parent-style-name="Standard">
      <style:paragraph-properties fo:margin-left="0cm" fo:margin-right="0cm" fo:text-indent="1.251cm" style:auto-text-indent="false"/>
      <style:text-properties fo:language="hu" fo:country="HU" officeooo:rsid="000dbc59" officeooo:paragraph-rsid="000dbc59" style:language-complex="ar" style:country-complex="SA"/>
    </style:style>
    <style:style style:name="P8" style:family="paragraph" style:parent-style-name="Standard" style:master-page-name="Standard">
      <style:paragraph-properties style:page-number="2"/>
      <style:text-properties fo:language="hu" fo:country="HU" style:language-complex="ar" style:country-complex="SA"/>
    </style:style>
    <style:style style:name="P9" style:family="paragraph" style:parent-style-name="Standard">
      <style:paragraph-properties fo:break-before="page"/>
      <style:text-properties fo:language="hu" fo:country="HU" style:language-complex="ar" style:country-complex="SA"/>
    </style:style>
    <style:style style:name="P10" style:family="paragraph" style:parent-style-name="dtj2">
      <style:text-properties fo:language="hu" fo:country="HU" style:language-complex="ar" style:country-complex="SA"/>
    </style:style>
    <style:style style:name="P11" style:family="paragraph" style:parent-style-name="Heading_20_1">
      <style:text-properties fo:language="hu" fo:country="HU" style:language-complex="ar" style:country-complex="SA"/>
    </style:style>
    <style:style style:name="P12" style:family="paragraph" style:parent-style-name="Heading_20_1" style:list-style-name="">
      <style:paragraph-properties fo:orphans="2" fo:widows="2"/>
      <style:text-properties fo:language="hu" fo:country="HU" style:language-complex="ar" style:country-complex="SA"/>
    </style:style>
    <style:style style:name="P13" style:family="paragraph" style:parent-style-name="Heading_20_1">
      <style:paragraph-properties fo:break-before="page"/>
      <style:text-properties fo:language="hu" fo:country="HU" style:language-complex="ar" style:country-complex="SA"/>
    </style:style>
    <style:style style:name="P14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15" style:family="paragraph" style:parent-style-name="dto2">
      <style:text-properties fo:language="hu" fo:country="HU" style:language-complex="ar" style:country-complex="SA"/>
    </style:style>
    <style:style style:name="P16" style:family="paragraph" style:parent-style-name="Heading_20_2">
      <style:text-properties fo:language="hu" fo:country="HU" style:language-complex="ar" style:country-complex="SA"/>
    </style:style>
    <style:style style:name="P17" style:family="paragraph" style:parent-style-name="Heading_20_2">
      <style:paragraph-properties fo:text-align="center" style:justify-single-word="false"/>
      <style:text-properties fo:language="hu" fo:country="HU" style:language-complex="ar" style:country-complex="SA"/>
    </style:style>
    <style:style style:name="P18" style:family="paragraph" style:parent-style-name="Heading_20_2">
      <style:paragraph-properties fo:text-align="center" style:justify-single-word="false"/>
      <style:text-properties fo:language="hu" fo:country="HU" officeooo:paragraph-rsid="0008e030" style:language-complex="ar" style:country-complex="SA"/>
    </style:style>
    <style:style style:name="P19" style:family="paragraph" style:parent-style-name="Contents_20_2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20" style:family="paragraph" style:parent-style-name="dto3">
      <style:text-properties fo:language="hu" fo:country="HU" style:language-complex="ar" style:country-complex="SA"/>
    </style:style>
    <style:style style:name="P21" style:family="paragraph" style:parent-style-name="dto3">
      <style:text-properties fo:language="hu" fo:country="HU" officeooo:rsid="00063aa3" officeooo:paragraph-rsid="00063aa3" style:language-complex="ar" style:country-complex="SA"/>
    </style:style>
    <style:style style:name="P22" style:family="paragraph" style:parent-style-name="dfk2">
      <style:paragraph-properties fo:line-height="100%"/>
      <style:text-properties fo:language="hu" fo:country="HU" style:language-complex="ar" style:country-complex="SA"/>
    </style:style>
    <style:style style:name="P23" style:family="paragraph" style:parent-style-name="dfk2">
      <style:paragraph-properties fo:line-height="100%"/>
      <style:text-properties fo:language="hu" fo:country="HU" officeooo:paragraph-rsid="00063aa3" style:language-complex="ar" style:country-complex="SA"/>
    </style:style>
    <style:style style:name="P24" style:family="paragraph" style:parent-style-name="Heading_20_3">
      <style:text-properties fo:language="hu" fo:country="HU" style:language-complex="ar" style:country-complex="SA"/>
    </style:style>
    <style:style style:name="P25" style:family="paragraph" style:parent-style-name="Contents_20_1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T1" style:family="text">
      <style:text-properties fo:language="hu" fo:country="HU" style:language-complex="ar" style:country-complex="SA"/>
    </style:style>
    <style:style style:name="T2" style:family="text">
      <style:text-properties fo:language="hu" fo:country="HU" officeooo:rsid="0007ec75" style:language-complex="ar" style:country-complex="SA"/>
    </style:style>
    <style:style style:name="T3" style:family="text">
      <style:text-properties officeooo:rsid="00063aa3"/>
    </style:style>
    <style:style style:name="T4" style:family="text">
      <style:text-properties officeooo:rsid="0007ec75"/>
    </style:style>
    <style:style style:name="T5" style:family="text"/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oft-page-break/></text:p>
      <text:h text:style-name="P18" text:outline-level="2"><text:bookmark-start text:name="__RefHeading___Toc80443487"/>Feladatkiírás<text:bookmark-end text:name="__RefHeading___Toc80443487"/></text:h>
      <text:p text:style-name="P22"/>
      <text:p text:style-name="P23"><text:span text:style-name="T3">Napjainkban gyakran felmerül a beltéri pozíciómeghatározás és navigálás kérdése, hogy miként tudja valaki a saját helyzetét meghatározni egy épületen belül, ahol nem érhetők el, illetve nem pontosak a műholdas pozicionáló jelek.</text:span></text:p>
      <text:p text:style-name="P23"><text:span text:style-name="T3">Létezik már többféle megoldás, melyek vezetéknélküli hálózatok, fényjelek, odometria vagy más speciális megoldás segítségével próbálják meghatározni a felhasználó pozicióját.</text:span></text:p>
      <text:p text:style-name="P23"><text:span text:style-name="T3">A hallgató feladata egy olyan szoftver rendszertervének elkészítése és megvalósítása, mely az arra alkalmas mobil eszközön képes meghatározni a felhasználó pozicióját, követni a mozgását és elnavigálni a kívánt úticéljához egy épületen belül, vezetéknélküli jeleken, infraförös fényjeleken és odometrián alapuló lokalizációs megoldások ötvözésével.</text:span></text:p>
      <text:p text:style-name="P23"><text:span text:style-name="T3">A munka célja a feladat megvalósítására alkalmas szoftver tervének elkészítése, a helymeghatározást segítő technológiák felmérése, alkalmas leírás keresése a beltéri térkép tárolására és megjelenítésére, útvonaltervező algoritmus kiválasztása és implementálása, a tervezett szoftver egyes elemeinek kódolása és a megoldások tesztelése, a teljes megoldás dokumentálása.</text:span> </text:p>
      <text:p text:style-name="P22"/>
      <text:p text:style-name="P22"/>
      <text:p text:style-name="P9"/>
      <text:h text:style-name="P17" text:outline-level="2"><text:bookmark-start text:name="__RefHeading___Toc80443488"/>Tartalmi összefoglaló<text:bookmark-end text:name="__RefHeading___Toc80443488"/></text:h>
      <text:p text:style-name="P2"/>
      <text:list xml:id="list8154890700133517135" text:style-name="WW8Num1">
        <text:list-item>
          <text:p text:style-name="P15">A téma megnevezése:</text:p>
        </text:list-item>
      </text:list>
      <text:p text:style-name="P21">Szenzorfúzió alapú beltéri navigációs rendszer megvalósítása mobil platformra.</text:p>
      <text:p text:style-name="P20"/>
      <text:p text:style-name="P20"/>
      <text:p text:style-name="P20"/>
      <text:list xml:id="list230458146619063" text:continue-numbering="true" text:style-name="WW8Num1">
        <text:list-item>
          <text:p text:style-name="P15">A megadott feladat megfogalmazása:</text:p>
        </text:list-item>
      </text:list>
      <text:p text:style-name="P20"/>
      <text:p text:style-name="P20"/>
      <text:p text:style-name="P20"/>
      <text:p text:style-name="P20"/>
      <text:p text:style-name="P20"/>
      <text:list xml:id="list230458074941104" text:continue-numbering="true" text:style-name="WW8Num1">
        <text:list-item>
          <text:p text:style-name="P15">A megoldási mód:</text:p>
        </text:list-item>
      </text:list>
      <text:p text:style-name="P20"/>
      <text:p text:style-name="P20"/>
      <text:p text:style-name="P20"/>
      <text:p text:style-name="P20"/>
      <text:list xml:id="list230458464931916" text:continue-numbering="true" text:style-name="WW8Num1">
        <text:list-item>
          <text:p text:style-name="P15">Alkalmazott eszközök, módszerek:</text:p>
        </text:list-item>
      </text:list>
      <text:p text:style-name="P20"/>
      <text:p text:style-name="P20"/>
      <text:p text:style-name="P20"/>
      <text:p text:style-name="P20"/>
      <text:list xml:id="list230458489131736" text:continue-numbering="true" text:style-name="WW8Num1">
        <text:list-item>
          <text:p text:style-name="P15">Elért eredmények:</text:p>
        </text:list-item>
      </text:list>
      <text:p text:style-name="P20"/>
      <text:p text:style-name="P20"/>
      <text:p text:style-name="P20"/>
      <text:p text:style-name="P20"/>
      <text:list xml:id="list230458282885231" text:continue-numbering="true" text:style-name="WW8Num1">
        <text:list-item>
          <text:p text:style-name="P15">Kulcsszavak:</text:p>
        </text:list-item>
      </text:list>
      <text:p text:style-name="P20"/>
      <text:p text:style-name="P20"/>
      <text:p text:style-name="P20"/>
      <text:p text:style-name="P20"/>
      <text:p text:style-name="P10"/>
      <text:p text:style-name="P9"/>
      <text:h text:style-name="P17" text:outline-level="2"><text:bookmark-start text:name="__RefHeading___Toc80443489"/>Tartalomjegyzék<text:bookmark-end text:name="__RefHeading___Toc80443489"/></text:h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9"><text:a xlink:type="simple" xlink:href="#__RefHeading___Toc80443487" text:style-name="Index_20_Link" text:visited-style-name="Index_20_Link"><text:span text:style-name="T1">Feladatkiírás<text:tab/>2</text:span></text:a></text:p>
          <text:p text:style-name="P19"><text:a xlink:type="simple" xlink:href="#__RefHeading___Toc80443488" text:style-name="Index_20_Link" text:visited-style-name="Index_20_Link"><text:span text:style-name="T1">Tartalmi összefoglaló<text:tab/>3</text:span></text:a></text:p>
          <text:p text:style-name="P19"><text:a xlink:type="simple" xlink:href="#__RefHeading___Toc80443489" text:style-name="Index_20_Link" text:visited-style-name="Index_20_Link"><text:span text:style-name="T1">Tartalomjegyzék<text:tab/>4</text:span></text:a></text:p>
          <text:p text:style-name="P25"><text:a xlink:type="simple" xlink:href="#__RefHeading__4491_931608399" text:style-name="Index_20_Link" text:visited-style-name="Index_20_Link"><text:span text:style-name="T1">BEVEZETÉS<text:tab/>6</text:span></text:a></text:p>
          <text:p text:style-name="P25"><text:a xlink:type="simple" xlink:href="#__RefHeading___Toc80443491" text:style-name="Index_20_Link" text:visited-style-name="Index_20_Link"><text:span text:style-name="T1">1. A BELTÉRI NAVIGÁCIÓ<text:tab/>6</text:span></text:a></text:p>
          <text:p text:style-name="P19"><text:a xlink:type="simple" xlink:href="#__RefHeading___Toc80443492" text:style-name="Index_20_Link" text:visited-style-name="Index_20_Link"><text:span text:style-name="T1">1.1. A beltéri helymeghatározás problémái<text:tab/>6</text:span></text:a></text:p>
          <text:p text:style-name="P19"><text:a xlink:type="simple" xlink:href="#__RefHeading___Toc80443493" text:style-name="Index_20_Link" text:visited-style-name="Index_20_Link"><text:span text:style-name="T1">1.2. Létező megoldások<text:tab/>6</text:span></text:a></text:p>
          <text:p text:style-name="P25"><text:a xlink:type="simple" xlink:href="#__RefHeading___Toc80443495" text:style-name="Index_20_Link" text:visited-style-name="Index_20_Link"><text:span text:style-name="T1">2. A FELHASZNÁLT TECHNOLÓGIÁK RÖVID ISMERTETÉSE<text:tab/>7</text:span></text:a></text:p>
          <text:p text:style-name="P19"><text:a xlink:type="simple" xlink:href="#__RefHeading___Toc80443496" text:style-name="Index_20_Link" text:visited-style-name="Index_20_Link"><text:span text:style-name="T1">2.1. Odometria<text:tab/>7</text:span></text:a></text:p>
          <text:p text:style-name="P14"><text:a xlink:type="simple" xlink:href="#__RefHeading__4493_931608399" text:style-name="Index_20_Link" text:visited-style-name="Index_20_Link"><text:span text:style-name="T1">2.1.1. MEMS érzékelők<text:tab/>7</text:span></text:a></text:p>
          <text:p text:style-name="P14"><text:a xlink:type="simple" xlink:href="#__RefHeading__4636_931608399" text:style-name="Index_20_Link" text:visited-style-name="Index_20_Link"><text:span text:style-name="T1">2.1.2. Lépésérzékelés<text:tab/>7</text:span></text:a></text:p>
          <text:p text:style-name="P19"><text:a xlink:type="simple" xlink:href="#__RefHeading___Toc80443497" text:style-name="Index_20_Link" text:visited-style-name="Index_20_Link"><text:span text:style-name="T1">2.2. Vezetéknélküli jelek<text:tab/>7</text:span></text:a></text:p>
          <text:p text:style-name="P14"><text:a xlink:type="simple" xlink:href="#__RefHeading___Toc80443498" text:style-name="Index_20_Link" text:visited-style-name="Index_20_Link"><text:span text:style-name="T1">2.2.1. Rádiótechnológián alapuló jelek<text:tab/>7</text:span></text:a></text:p>
          <text:p text:style-name="P14"><text:a xlink:type="simple" xlink:href="#__RefHeading___Toc80443499" text:style-name="Index_20_Link" text:visited-style-name="Index_20_Link"><text:span text:style-name="T1">2.2.2. Látható jelek<text:tab/>7</text:span></text:a></text:p>
          <text:p text:style-name="P19"><text:a xlink:type="simple" xlink:href="#__RefHeading___Toc80443500" text:style-name="Index_20_Link" text:visited-style-name="Index_20_Link"><text:span text:style-name="T1">2.3. Térképek és útvonalak<text:tab/>7</text:span></text:a></text:p>
          <text:p text:style-name="P14"><text:a xlink:type="simple" xlink:href="#__RefHeading__4495_931608399" text:style-name="Index_20_Link" text:visited-style-name="Index_20_Link"><text:span text:style-name="T1">2.3.1. OpenStreetMaps<text:tab/>7</text:span></text:a></text:p>
          <text:p text:style-name="P14"><text:a xlink:type="simple" xlink:href="#__RefHeading__4497_931608399" text:style-name="Index_20_Link" text:visited-style-name="Index_20_Link"><text:span text:style-name="T1">2.3.2. Beltéri térképek készítése és tárolása<text:tab/>7</text:span></text:a></text:p>
          <text:p text:style-name="P14"><text:a xlink:type="simple" xlink:href="#__RefHeading__4499_931608399" text:style-name="Index_20_Link" text:visited-style-name="Index_20_Link"><text:span text:style-name="T1">2.3.3. Útvonaltervezésre optimális adatstruktúra<text:tab/>7</text:span></text:a></text:p>
          <text:p text:style-name="P14"><text:a xlink:type="simple" xlink:href="#__RefHeading__4501_931608399" text:style-name="Index_20_Link" text:visited-style-name="Index_20_Link"><text:span text:style-name="T1">2.3.4. Útvonaltervezés és navigálás<text:tab/>7</text:span></text:a></text:p>
          <text:p text:style-name="P25"><text:a xlink:type="simple" xlink:href="#__RefHeading___Toc80443501" text:style-name="Index_20_Link" text:visited-style-name="Index_20_Link"><text:span text:style-name="T1">3. SZENZORFÚZIÓN ALAPULÓ NAVIGÁCIÓS RENDSZER<text:tab/>8</text:span></text:a></text:p>
          <text:p text:style-name="P19"><text:a xlink:type="simple" xlink:href="#__RefHeading___Toc80443502" text:style-name="Index_20_Link" text:visited-style-name="Index_20_Link"><text:span text:style-name="T1">3.1. Rendszerterv<text:tab/>8</text:span></text:a></text:p>
          <text:p text:style-name="P14"><text:a xlink:type="simple" xlink:href="#__RefHeading__4651_931608399" text:style-name="Index_20_Link" text:visited-style-name="Index_20_Link"><text:span text:style-name="T1">3.1.1. A meglévő lokalizációs technológiák ötvözése<text:tab/>8</text:span></text:a></text:p>
          <text:p text:style-name="P19"><text:a xlink:type="simple" xlink:href="#__RefHeading___Toc80443503" text:style-name="Index_20_Link" text:visited-style-name="Index_20_Link"><text:span text:style-name="T1">3.2. Megvalósítás<text:tab/>8</text:span></text:a></text:p>
          <text:p text:style-name="P14"><text:a xlink:type="simple" xlink:href="#__RefHeading__4653_931608399" text:style-name="Index_20_Link" text:visited-style-name="Index_20_Link"><text:span text:style-name="T1">3.2.1. Az érzékelők adatainak begyűjtése és elemzése<text:tab/>8</text:span></text:a></text:p>
          <text:p text:style-name="P14"><text:a xlink:type="simple" xlink:href="#__RefHeading__4655_931608399" text:style-name="Index_20_Link" text:visited-style-name="Index_20_Link"><text:span text:style-name="T1">3.2.2. A térképadatok feldolgozása<text:tab/>8</text:span></text:a></text:p>
          <text:p text:style-name="P14"><text:a xlink:type="simple" xlink:href="#__RefHeading__4657_931608399" text:style-name="Index_20_Link" text:visited-style-name="Index_20_Link"><text:span text:style-name="T1">3.2.3. Megjelenítés<text:tab/>8</text:span></text:a></text:p>
          <text:p text:style-name="P19"><text:a xlink:type="simple" xlink:href="#__RefHeading___Toc80443504" text:style-name="Index_20_Link" text:visited-style-name="Index_20_Link"><text:span text:style-name="T1">3.3. Tesztelés<text:tab/>8</text:span></text:a></text:p>
          <text:p text:style-name="P14"><text:a xlink:type="simple" xlink:href="#__RefHeading__4659_931608399" text:style-name="Index_20_Link" text:visited-style-name="Index_20_Link"><text:span text:style-name="T1">3.3.1. Az elkészült alkalmazás tesztelése az Irinyi kabinetben<text:tab/>8</text:span></text:a></text:p>
          <text:p text:style-name="P25"><text:a xlink:type="simple" xlink:href="#__RefHeading___Toc80443505" text:style-name="Index_20_Link" text:visited-style-name="Index_20_Link"><text:span text:style-name="T1">4. ÖSSZEGZÉS<text:tab/>9</text:span></text:a></text:p>
          <text:p text:style-name="P19"><text:a xlink:type="simple" xlink:href="#__RefHeading___Toc80443506" text:style-name="Index_20_Link" text:visited-style-name="Index_20_Link"><text:span text:style-name="T1">4.1. Eredmények<text:tab/>9</text:span></text:a></text:p>
          <text:p text:style-name="P19"><text:soft-page-break/><text:a xlink:type="simple" xlink:href="#__RefHeading___Toc80443507" text:style-name="Index_20_Link" text:visited-style-name="Index_20_Link"><text:span text:style-name="T1">4.2. Felhasználás a gyakorlatban<text:tab/>9</text:span></text:a></text:p>
          <text:p text:style-name="P19"><text:a xlink:type="simple" xlink:href="#__RefHeading___Toc80443508" text:style-name="Index_20_Link" text:visited-style-name="Index_20_Link"><text:span text:style-name="T1">4.3. Továbbfejlesztési lehetőségek<text:tab/>9</text:span></text:a></text:p>
          <text:p text:style-name="P19"><text:a xlink:type="simple" xlink:href="#__RefHeading___Toc80443509" text:style-name="Index_20_Link" text:visited-style-name="Index_20_Link"><text:span text:style-name="T1">Irodalomjegyzék<text:tab/>10</text:span></text:a></text:p>
          <text:p text:style-name="P19"><text:a xlink:type="simple" xlink:href="#__RefHeading___Toc80443510" text:style-name="Index_20_Link" text:visited-style-name="Index_20_Link"><text:span text:style-name="T1">Nyilatkozat<text:tab/>11</text:span></text:a></text:p>
          <text:p text:style-name="P19"><text:a xlink:type="simple" xlink:href="#__RefHeading___Toc80443511" text:style-name="Index_20_Link" text:visited-style-name="Index_20_Link"><text:span text:style-name="T1">Köszönetnyilvánítás<text:tab/>12</text:span></text:a></text:p>
        </text:index-body>
      </text:table-of-content>
      <text:p text:style-name="P2"><text:bookmark-start text:name="__RefHeading___Toc80443490"/></text:p>
      <text:h text:style-name="P12" text:outline-level="1"><text:bookmark-end text:name="__RefHeading___Toc80443490"/></text:h>
      <text:h text:style-name="P13" text:outline-level="1"><text:bookmark-start text:name="__RefHeading__4491_931608399"/>BEVEZETÉS <text:bookmark-end text:name="__RefHeading__4491_931608399"/></text:h>
      <text:p text:style-name="P2"/>
      <text:h text:style-name="P11" text:outline-level="1"><text:bookmark-start text:name="__RefHeading___Toc80443491"/>1. <text:span text:style-name="T4">A BELTÉRI NAVIGÁCIÓ</text:span><text:bookmark-end text:name="__RefHeading___Toc80443491"/></text:h>
      <text:p text:style-name="P2"/>
      <text:h text:style-name="P16" text:outline-level="2"><text:bookmark-start text:name="__RefHeading___Toc80443492"/>1.1. A <text:span text:style-name="T4">beltéri helymeghatározás problémái</text:span><text:bookmark-end text:name="__RefHeading___Toc80443492"/></text:h>
      <text:p text:style-name="P2"/>
      <text:h text:style-name="P16" text:outline-level="2"><text:bookmark-start text:name="__RefHeading___Toc80443493"/>1.2. <text:span text:style-name="T4">Létező megoldások</text:span><text:bookmark-end text:name="__RefHeading___Toc80443493"/></text:h>
      <text:p text:style-name="P2"/>
      <text:h text:style-name="P12" text:outline-level="1"/>
      <text:h text:style-name="P13" text:outline-level="1"><text:bookmark-start text:name="__RefHeading___Toc80443495"/>2. <text:span text:style-name="T4">A FELHASZNÁLT TECHNOLÓGIÁK RÖVID ISMERTETÉSE</text:span><text:bookmark-end text:name="__RefHeading___Toc80443495"/></text:h>
      <text:p text:style-name="P2"/>
      <text:h text:style-name="P16" text:outline-level="2"><text:bookmark-start text:name="__RefHeading___Toc80443496"/>2.1. <text:span text:style-name="T4">Odometria</text:span> <text:bookmark-end text:name="__RefHeading___Toc80443496"/></text:h>
      <text:p text:style-name="P2"/>
      <text:h text:style-name="P24" text:outline-level="3"><text:bookmark-start text:name="__RefHeading__4493_931608399"/>2.1.1. MEMS érzékelők<text:bookmark-end text:name="__RefHeading__4493_931608399"/></text:h>
      <text:p text:style-name="P2"/>
      <text:h text:style-name="P24" text:outline-level="3"><text:bookmark-start text:name="__RefHeading__4636_931608399"/>2.1.2. Lépésérzékelés<text:bookmark-end text:name="__RefHeading__4636_931608399"/></text:h>
      <text:p text:style-name="P2"/>
      <text:h text:style-name="P16" text:outline-level="2"><text:bookmark-start text:name="__RefHeading___Toc80443497"/>2.2. <text:span text:style-name="T4">Vezetéknélküli jelek</text:span> <text:bookmark-end text:name="__RefHeading___Toc80443497"/></text:h>
      <text:p text:style-name="P2"/>
      <text:h text:style-name="P24" text:outline-level="3"><text:bookmark-start text:name="__RefHeading___Toc80443498"/>2.2.1. <text:span text:style-name="T4">Rádiótechnológián alapuló jelek</text:span> <text:bookmark-end text:name="__RefHeading___Toc80443498"/></text:h>
      <text:p text:style-name="P2"/>
      <text:h text:style-name="P24" text:outline-level="3"><text:bookmark-start text:name="__RefHeading___Toc80443499"/>2.2.2. <text:span text:style-name="T4">Látható jelek</text:span><text:bookmark-end text:name="__RefHeading___Toc80443499"/></text:h>
      <text:p text:style-name="P2"/>
      <text:h text:style-name="P16" text:outline-level="2"><text:bookmark-start text:name="__RefHeading___Toc80443500"/>2.3. <text:span text:style-name="T4">Térképek és útvonalak</text:span><text:bookmark-end text:name="__RefHeading___Toc80443500"/></text:h>
      <text:p text:style-name="P2"/>
      <text:h text:style-name="P24" text:outline-level="3"><text:bookmark-start text:name="__RefHeading__4495_931608399"/>2.3.1. OpenStreetMaps<text:bookmark-end text:name="__RefHeading__4495_931608399"/></text:h>
      <text:p text:style-name="P2"/>
      <text:h text:style-name="P24" text:outline-level="3"><text:bookmark-start text:name="__RefHeading__4497_931608399"/>2.3.2. Beltéri térképek készítése és tárolása<text:bookmark-end text:name="__RefHeading__4497_931608399"/></text:h>
      <text:p text:style-name="P4"/>
      <text:h text:style-name="P24" text:outline-level="3"><text:bookmark-start text:name="__RefHeading__4499_931608399"/>2.3.3. Útvonaltervezésre optimális adatstruktúra<text:bookmark-end text:name="__RefHeading__4499_931608399"/></text:h>
      <text:p text:style-name="P4"/>
      <text:h text:style-name="P24" text:outline-level="3"><text:bookmark-start text:name="__RefHeading__4501_931608399"/>2.3.4. Útvonaltervezés <text:span text:style-name="T4">és navigálás</text:span><text:bookmark-end text:name="__RefHeading__4501_931608399"/></text:h>
      <text:p text:style-name="P2"/>
      <text:h text:style-name="P12" text:outline-level="1"/>
      <text:h text:style-name="P13" text:outline-level="1"><text:bookmark-start text:name="__RefHeading___Toc80443501"/>3. <text:span text:style-name="T4">SZENZORFÚZIÓN ALAPULÓ NAVIGÁCIÓS RENDSZER</text:span><text:bookmark-end text:name="__RefHeading___Toc80443501"/></text:h>
      <text:p text:style-name="P2"/>
      <text:h text:style-name="P16" text:outline-level="2"><text:bookmark-start text:name="__RefHeading___Toc80443502"/>3.1. <text:span text:style-name="T4">Rendszerterv</text:span><text:bookmark-end text:name="__RefHeading___Toc80443502"/></text:h>
      <text:p text:style-name="P2"/>
      <text:h text:style-name="P24" text:outline-level="3"><text:bookmark-start text:name="__RefHeading__4651_931608399"/><text:span text:style-name="T4">3.</text:span>1.1. A meglévő lokalizációs technológiák ötvözése<text:bookmark-end text:name="__RefHeading__4651_931608399"/></text:h>
      <text:p text:style-name="P2"/>
      <text:h text:style-name="P16" text:outline-level="2"><text:bookmark-start text:name="__RefHeading___Toc80443503"/>3.2. <text:span text:style-name="T4">Megvalósítás</text:span><text:bookmark-end text:name="__RefHeading___Toc80443503"/></text:h>
      <text:p text:style-name="P2"/>
      <text:h text:style-name="P24" text:outline-level="3"><text:bookmark-start text:name="__RefHeading__4653_931608399"/><text:span text:style-name="T4">3.</text:span>2.1. Az érzékelők adatainak begyűjtése és elemzése<text:bookmark-end text:name="__RefHeading__4653_931608399"/></text:h>
      <text:p text:style-name="P5"/>
      <text:h text:style-name="P24" text:outline-level="3"><text:bookmark-start text:name="__RefHeading__4655_931608399"/>3.2.2. A térképadatok feldolgozása<text:bookmark-end text:name="__RefHeading__4655_931608399"/></text:h>
      <text:p text:style-name="P5"/>
      <text:h text:style-name="P24" text:outline-level="3"><text:bookmark-start text:name="__RefHeading__4657_931608399"/>3.2.3. Megjelenítés<text:bookmark-end text:name="__RefHeading__4657_931608399"/></text:h>
      <text:p text:style-name="P2"/>
      <text:h text:style-name="P16" text:outline-level="2"><text:bookmark-start text:name="__RefHeading___Toc80443504"/>3.3. <text:span text:style-name="T4">Tesztelés</text:span><text:bookmark-end text:name="__RefHeading___Toc80443504"/></text:h>
      <text:p text:style-name="P3"/>
      <text:h text:style-name="P24" text:outline-level="3"><text:bookmark-start text:name="__RefHeading__4659_931608399"/>3.3.1. Az elkészült alkalmazás tesztelése az Irinyi kabinetben<text:bookmark-end text:name="__RefHeading__4659_931608399"/></text:h>
      <text:p text:style-name="P2"/>
      <text:h text:style-name="P13" text:outline-level="1"><text:bookmark-start text:name="__RefHeading___Toc80443505"/>4. <text:span text:style-name="T4">ÖSSZEGZÉS</text:span> <text:bookmark-end text:name="__RefHeading___Toc80443505"/></text:h>
      <text:p text:style-name="P2"/>
      <text:h text:style-name="P16" text:outline-level="2"><text:bookmark-start text:name="__RefHeading___Toc80443506"/>4.1. <text:span text:style-name="T4">Eredmények</text:span><text:bookmark-end text:name="__RefHeading___Toc80443506"/></text:h>
      <text:p text:style-name="P2"/>
      <text:h text:style-name="P16" text:outline-level="2"><text:bookmark-start text:name="__RefHeading___Toc80443507"/>4.2. <text:span text:style-name="T4">Felhasználás a gyakorlatban</text:span><text:bookmark-end text:name="__RefHeading___Toc80443507"/></text:h>
      <text:p text:style-name="P2"/>
      <text:h text:style-name="P16" text:outline-level="2"><text:bookmark-start text:name="__RefHeading___Toc80443508"/>4.3. <text:span text:style-name="T4">Továbbfejlesztési lehetőségek</text:span><text:bookmark-end text:name="__RefHeading___Toc80443508"/></text:h>
      <text:p text:style-name="P2"/>
      <text:p text:style-name="P2"/>
      <text:p text:style-name="P2"/>
      <text:p text:style-name="P9"/>
      <text:p text:style-name="P2"/>
      <text:h text:style-name="P17" text:outline-level="2"><text:bookmark-start text:name="__RefHeading___Toc80443509"/>Irodalomjegyzék<text:bookmark-end text:name="__RefHeading___Toc80443509"/></text:h>
      <text:p text:style-name="P2"/>
      <text:p text:style-name="P9"/>
      <text:p text:style-name="P2"/>
      <text:h text:style-name="P17" text:outline-level="2"><text:bookmark-start text:name="__RefHeading___Toc80443510"/>Nyilatkozat<text:bookmark-end text:name="__RefHeading___Toc80443510"/></text:h>
      <text:p text:style-name="P2"/>
      <text:p text:style-name="P2"/>
      <text:p text:style-name="P6">Alulírott Kószó Áron mérnök informatikus MSc szakos hallgató, kijelentem, hogy a dolgozatomat a Szegedi Tudományegyetem, Informatikai Tanszékcsoport Műszaki Informatika Tanszékén készítettem, mérnök informatikus MSc diploma megszerzése érdekében. </text:p>
      <text:p text:style-name="P6">Kijelentem, hogy a dolgozatot más szakon korábban nem védtem meg, saját munkám eredménye, és csak a hivatkozott forrásokat (szakirodalom, eszközök, stb.) használtam fel.</text:p>
      <text:p text:style-name="P6">Tudomásul veszem, hogy szakdolgozatomat / diplomamunkámat a Szegedi Tudományegyetem Informatikai Tanszékcsoport könyvtárában, a helyben olvasható könyvek között helyezik el.</text:p>
      <text:p text:style-name="P6"/>
      <text:p text:style-name="P6"/>
      <text:p text:style-name="P6"/>
      <text:p text:style-name="P6">2015. december 8.</text:p>
      <text:p text:style-name="P2"/>
      <text:p text:style-name="P2"/>
      <text:p text:style-name="P9"/>
      <text:p text:style-name="P2"/>
      <text:h text:style-name="P17" text:outline-level="2"><text:bookmark-start text:name="__RefHeading___Toc80443511"/>Köszönetnyilvánítás<text:bookmark-end text:name="__RefHeading___Toc80443511"/></text:h>
      <text:p text:style-name="P2"/>
      <text:p text:style-name="P7">as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hu" fo:country="H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dek1" style:family="paragraph" style:parent-style-name="Standard">
      <style:paragraph-properties fo:line-height="150%" fo:text-align="center" style:justify-single-word="false"/>
      <style:text-properties fo:font-size="18pt" fo:language="hu" fo:country="HU" fo:font-weight="bold" style:font-size-asian="18pt" style:font-weight-asian="bold"/>
    </style:style>
    <style:style style:name="dek2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/>
    </style:style>
    <style:style style:name="dek3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/>
    </style:style>
    <style:style style:name="Stílus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/>
    </style:style>
    <style:style style:name="dek4" style:family="paragraph" style:parent-style-name="Stílus1"/>
    <style:style style:name="dco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/>
    </style:style>
    <style:style style:name="dco2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/>
    </style:style>
    <style:style style:name="dco3" style:family="paragraph" style:parent-style-name="Standard">
      <style:paragraph-properties fo:text-align="center" style:justify-single-word="false"/>
      <style:text-properties fo:font-size="18pt" style:font-size-asian="18pt"/>
    </style:style>
    <style:style style:name="dco4" style:family="paragraph" style:parent-style-name="Standard">
      <style:paragraph-properties fo:text-align="center" style:justify-single-word="false"/>
    </style:style>
    <style:style style:name="dco6" style:family="paragraph" style:parent-style-name="dek4">
      <style:text-properties fo:font-size="14pt" fo:font-weight="normal" style:font-size-asian="14pt" style:font-weight-asian="normal"/>
    </style:style>
    <style:style style:name="dfk1_20_Char" style:display-name="dfk1 Char" style:family="paragraph" style:parent-style-name="dco3">
      <style:text-properties fo:font-size="16pt" fo:font-weight="bold" style:font-size-asian="16pt" style:font-weight-asian="bold"/>
    </style:style>
    <style:style style:name="dfk2" style:family="paragraph" style:parent-style-name="Standard">
      <style:paragraph-properties fo:margin-left="0cm" fo:margin-right="0cm" fo:line-height="150%" fo:text-indent="1.251cm" style:auto-text-indent="false"/>
      <style:text-properties fo:font-size="14pt" style:font-size-asian="14pt"/>
    </style:style>
    <style:style style:name="dto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/>
    </style:style>
    <style:style style:name="dto2" style:family="paragraph" style:parent-style-name="Standard" style:list-style-name="WW8Num1">
      <style:text-properties fo:font-style="italic" fo:font-weight="bold" style:font-style-asian="italic" style:font-weight-asian="bold"/>
    </style:style>
    <style:style style:name="dto3" style:family="paragraph" style:parent-style-name="Standard">
      <style:paragraph-properties fo:line-height="150%" fo:text-align="justify" style:justify-single-word="false"/>
      <style:text-properties fo:font-style="italic" style:font-style-asian="italic"/>
    </style:style>
    <style:style style:name="dtj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/>
    </style:style>
    <style:style style:name="dtj2" style:family="paragraph" style:parent-style-name="Standard">
      <style:paragraph-properties fo:line-height="150%"/>
      <style:text-properties fo:font-size="14pt" fo:font-style="italic" style:font-size-asian="14pt" style:font-style-asian="italic" style:font-size-complex="14pt"/>
    </style:style>
    <style:style style:name="dtj3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dl1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hu" fo:country="HU"/>
    </style:style>
    <style:style style:name="dtj4" style:family="paragraph" style:parent-style-name="Standard">
      <style:paragraph-properties fo:line-height="150%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loext:contextual-spacing="false"/>
      <style:text-properties fo:text-transform="uppercase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 loext:contextual-spacing="false"/>
      <style:text-properties fo:font-size="12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size="12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co5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Bekezdés_20_alapbetűtípusa" style:display-name="Bekezdés alapbetűtípusa" style:family="text"/>
    <style:style style:name="dfk1_20_Char_20_Char" style:display-name="dfk1 Char Char" style:family="text" style:parent-style-name="Bekezdés_20_alapbetűtípusa">
      <style:text-properties fo:font-size="16pt" fo:language="en" fo:country="US" fo:font-weight="bold" style:font-size-asian="16pt" style:font-weight-asian="bold" style:font-size-complex="12pt" style:language-complex="ar" style:country-complex="SA"/>
    </style:style>
    <style:style style:name="dfk2_20_Char" style:display-name="dfk2 Char" style:family="text" style:parent-style-name="Bekezdés_20_alapbetűtípusa">
      <style:text-properties fo:font-size="14pt" fo:language="en" fo:country="US" style:font-size-asian="14pt" style:font-size-complex="12pt" style:language-complex="ar" style:country-complex="SA"/>
    </style:style>
    <style:style style:name="dto2_20_Char" style:display-name="dto2 Char" style:family="text" style:parent-style-name="Bekezdés_20_alapbetűtípusa">
      <style:text-properties fo:font-size="12pt" fo:language="en" fo:country="US" fo:font-style="italic" fo:font-weight="bold" style:font-size-asian="12pt" style:font-style-asian="italic" style:font-weight-asian="bold" style:font-size-complex="12pt" style:language-complex="ar" style:country-complex="SA"/>
    </style:style>
    <style:style style:name="dtj2_20_Char" style:display-name="dtj2 Char" style:family="text" style:parent-style-name="Bekezdés_20_alapbetűtípusa">
      <style:text-properties fo:font-size="14pt" fo:language="en" fo:country="US" fo:font-style="italic" style:font-size-asian="14pt" style:font-style-asian="italic" style:font-size-complex="14pt" style:language-complex="ar" style:country-complex="SA"/>
    </style:style>
    <style:style style:name="Internet_20_link" style:display-name="Internet link" style:family="text" style:parent-style-name="Bekezdés_20_alapbetűtípusa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Bekezdés_20_alapbetűtípusa"/>
    <style:style style:name="dco3_20_Char" style:display-name="dco3 Char" style:family="text" style:parent-style-name="Bekezdés_20_alapbetűtípusa">
      <style:text-properties fo:font-size="18pt" fo:language="en" fo:country="US" style:font-size-asian="18pt" style:font-size-complex="12pt" style:language-complex="ar" style:country-complex="SA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.499cm" fo:margin-bottom="1.249cm" fo:margin-left="3.5cm" fo:margin-right="2.499cm" style:shadow="none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10</text:page-number>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zenzorfúzió alapú beltéri navigációs rendszer megvalósítása mobil platformra</dc:title>
    <meta:creation-date>2015-11-23T22:34:36.141113801</meta:creation-date>
    <meta:editing-cycles>8</meta:editing-cycles>
    <meta:editing-duration>PT30M19S</meta:editing-duration>
    <meta:generator>LibreOffice/4.3.3.2$Linux_X86_64 LibreOffice_project/430m0$Build-2</meta:generator>
    <meta:initial-creator>aronk </meta:initial-creator>
    <dc:date>2015-11-23T23:04:57.939454817</dc:date>
    <dc:creator>aronk </dc:creator>
    <meta:document-statistic meta:table-count="0" meta:image-count="0" meta:object-count="0" meta:page-count="12" meta:paragraph-count="87" meta:word-count="498" meta:character-count="3926" meta:non-whitespace-character-count="3514"/>
    <meta:template xlink:type="simple" xlink:actuate="onRequest" xlink:title="sablon" xlink:href="../../../.config/libreoffice/4/user/template/sablon.ott" meta:date="2015-11-23T22:34:36.049636050"/>
  </office:meta>
</office:document-meta>
</file>